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text-align="start" style:justify-single-word="false"/>
      <style:text-properties style:font-name="Arial" fo:font-size="12pt" style:text-underline-style="none" fo:font-weight="normal" officeooo:rsid="0011fc5a" officeooo:paragraph-rsid="001997ee" style:font-size-asian="12pt" style:font-weight-asian="normal" style:font-size-complex="12pt" style:font-weight-complex="normal"/>
    </style:style>
    <style:style style:name="P2" style:family="paragraph" style:parent-style-name="Heading_20_2">
      <style:paragraph-properties fo:margin-top="0cm" fo:margin-bottom="0cm" style:contextual-spacing="false"/>
      <style:text-properties officeooo:paragraph-rsid="001997ee"/>
    </style:style>
    <style:style style:name="P3" style:family="paragraph" style:parent-style-name="List_20_Contents">
      <style:paragraph-properties fo:margin-left="1cm" fo:margin-right="0cm" fo:margin-top="0cm" fo:margin-bottom="0cm" style:contextual-spacing="false" fo:text-indent="0cm" style:auto-text-indent="false"/>
      <style:text-properties style:font-name="Arial" fo:font-size="12pt" officeooo:paragraph-rsid="001997ee" style:font-size-asian="12pt" style:font-size-complex="12pt"/>
    </style:style>
    <style:style style:name="P4" style:family="paragraph" style:parent-style-name="List_20_Contents">
      <style:paragraph-properties fo:margin-left="1cm" fo:margin-right="0cm" fo:margin-top="0cm" fo:margin-bottom="0cm" style:contextual-spacing="false" fo:text-indent="0cm" style:auto-text-indent="false"/>
      <style:text-properties officeooo:paragraph-rsid="001997ee"/>
    </style:style>
    <style:style style:name="P5" style:family="paragraph" style:parent-style-name="List_20_Heading">
      <style:paragraph-properties fo:margin-left="0cm" fo:margin-right="0cm" fo:margin-top="0cm" fo:margin-bottom="0cm" style:contextual-spacing="false" fo:text-indent="0cm" style:auto-text-indent="false"/>
      <style:text-properties officeooo:paragraph-rsid="001997ee"/>
    </style:style>
    <style:style style:name="P6" style:family="paragraph" style:parent-style-name="List_20_Heading">
      <style:paragraph-properties fo:margin-top="0cm" fo:margin-bottom="0cm" style:contextual-spacing="false"/>
      <style:text-properties officeooo:paragraph-rsid="001997ee"/>
    </style:style>
    <style:style style:name="P7" style:family="paragraph" style:parent-style-name="Standard">
      <style:paragraph-properties fo:text-align="start" style:justify-single-word="false"/>
      <style:text-properties style:font-name="Arial" fo:font-size="12pt" style:text-underline-style="none" fo:font-weight="normal" officeooo:rsid="0011fc5a" officeooo:paragraph-rsid="001997ee" style:font-size-asian="12pt" style:font-weight-asian="normal" style:font-size-complex="12pt" style:font-weight-complex="normal"/>
    </style:style>
    <style:style style:name="P8" style:family="paragraph" style:parent-style-name="Text_20_body">
      <style:paragraph-properties fo:text-align="start" style:justify-single-word="false"/>
      <style:text-properties fo:font-variant="normal" fo:text-transform="none" fo:color="#1b1b1b" loext:opacity="100%" style:font-name="Arial" fo:font-size="12pt" fo:letter-spacing="normal" fo:font-style="normal" style:text-underline-style="none" fo:font-weight="normal" officeooo:rsid="0011fc5a" officeooo:paragraph-rsid="001997ee" style:font-size-asian="12pt" style:font-weight-asian="normal" style:font-size-complex="12pt" style:font-weight-complex="normal"/>
    </style:style>
    <style:style style:name="P9" style:family="paragraph" style:parent-style-name="Text_20_body" style:list-style-name="L1">
      <style:paragraph-properties fo:margin-top="0cm" fo:margin-bottom="0cm" style:contextual-spacing="false" fo:orphans="2" fo:widows="2" fo:padding="0cm" fo:border="none"/>
      <style:text-properties officeooo:paragraph-rsid="001997ee"/>
    </style:style>
    <style:style style:name="P10" style:family="paragraph" style:parent-style-name="Text_20_body">
      <style:paragraph-properties fo:text-align="start" style:justify-single-word="false"/>
      <style:text-properties fo:color="#ffffff" loext:opacity="100%" style:font-name="Arial" fo:font-size="12pt" style:text-underline-style="solid" style:text-underline-width="auto" style:text-underline-color="font-color" fo:font-weight="normal" officeooo:rsid="0011fc5a" officeooo:paragraph-rsid="001997ee" style:font-size-asian="12pt" style:font-weight-asian="normal" style:font-size-complex="12pt" style:font-weight-complex="normal"/>
    </style:style>
    <style:style style:name="P11" style:family="paragraph" style:parent-style-name="Text_20_body" style:list-style-name="L3">
      <style:paragraph-properties fo:margin-top="0cm" fo:margin-bottom="0cm" style:contextual-spacing="false" fo:padding="0cm" fo:border="none"/>
      <style:text-properties style:font-name="Arial" fo:font-size="12pt" officeooo:paragraph-rsid="001997ee" style:font-size-asian="12pt" style:font-size-complex="12pt"/>
    </style:style>
    <style:style style:name="P12" style:family="paragraph" style:parent-style-name="Text_20_body">
      <style:paragraph-properties fo:margin-top="0cm" fo:margin-bottom="0cm" style:contextual-spacing="false"/>
      <style:text-properties style:text-line-through-style="none" style:text-line-through-type="none" style:font-name="Arial" fo:font-size="12pt" style:text-underline-style="none" officeooo:paragraph-rsid="001997ee" style:text-blinking="false" style:font-size-asian="12pt" style:font-size-complex="12pt"/>
    </style:style>
    <style:style style:name="P13" style:family="paragraph" style:parent-style-name="Text_20_body" style:list-style-name="L3">
      <style:paragraph-properties fo:margin-top="0cm" fo:margin-bottom="0cm" style:contextual-spacing="false" fo:padding="0cm" fo:border="none"/>
      <style:text-properties officeooo:paragraph-rsid="001997ee"/>
    </style:style>
    <style:style style:name="T1" style:family="text">
      <style:text-properties fo:font-variant="normal" fo:text-transform="none" fo:color="#1b1b1b" loext:opacity="100%" style:font-name="Arial" fo:font-size="12pt" fo:letter-spacing="normal" fo:font-style="normal" fo:font-weight="normal"/>
    </style:style>
    <style:style style:name="T2" style:family="text">
      <style:text-properties fo:font-variant="normal" fo:text-transform="none" fo:color="#1b1b1b" loext:opacity="100%" style:font-name="Arial" fo:font-size="12pt" fo:letter-spacing="normal" fo:font-style="normal" fo:font-weight="normal" loext:padding="0cm" loext:border="none"/>
    </style:style>
    <style:style style:name="T3" style:family="text">
      <style:text-properties fo:color="#ffffff" loext:opacity="100%" style:text-underline-style="solid" style:text-underline-width="auto" style:text-underline-color="font-color"/>
    </style:style>
    <style:style style:name="T4" style:family="text">
      <style:text-properties style:font-name="Arial" fo:font-size="12pt" style:text-underline-style="solid" style:text-underline-width="auto" style:text-underline-color="font-color" style:font-size-asian="12pt" style:font-size-complex="12pt"/>
    </style:style>
    <style:style style:name="T5" style:family="text">
      <style:text-properties style:font-name="Arial" fo:font-size="12pt" style:text-underline-style="solid" style:text-underline-width="auto" style:text-underline-color="font-color" style:font-size-asian="12pt" style:font-size-complex="12pt" loext:padding="0cm" loext:border="none"/>
    </style:style>
    <style:style style:name="T6" style:family="text">
      <style:text-properties style:font-name="Arial" fo:font-size="12pt" style:font-size-asian="12pt" style:font-size-complex="12pt"/>
    </style:style>
    <style:style style:name="T7" style:family="text">
      <style:text-properties style:font-name="Arial" fo:font-size="12pt" style:font-size-asian="12pt" style:font-size-complex="12pt" loext:padding="0cm" loext:border="none"/>
    </style:style>
    <style:style style:name="T8" style:family="text">
      <style:text-properties style:text-line-through-style="none" style:text-line-through-type="none" style:font-name="Arial" fo:font-size="12pt" style:text-underline-style="none" style:text-blinking="false" style:font-size-asian="12pt" style:font-size-complex="12pt"/>
    </style:style>
    <style:style style:name="T9" style:family="text">
      <style:text-properties style:text-line-through-style="none" style:text-line-through-type="none" style:font-name="Arial" fo:font-size="12pt" style:text-underline-style="none" style:text-blinking="false" style:font-size-asian="12pt" style:font-size-complex="12pt" loext:padding="0cm" loext: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Metodos HTTP para hacer solicitudes:</text:p>
      <text:p text:style-name="P7"/>
      <text:p text:style-name="P7">mas comunes o conocidos son GET,POST,PUT,DELETE</text:p>
      <text:p text:style-name="P7"/>
      <text:p text:style-name="P7">GET: es para conseguir algun recurso del servidor,funcion lectura, es el equivalente a Read en las siglas CRUD</text:p>
      <text:p text:style-name="P7"/>
      <text:p text:style-name="P7">POST: Se utiliza para enviar datos y crear nuevos recursos en el servidor, es el equivalente a Create en las siglas CRUD(ejemplo, dar de alto un usuario)</text:p>
      <text:p text:style-name="P7"/>
      <text:p text:style-name="P7">PUT: Sirve para actualizar datos existentes, por lo general se usa cuando se deben modificar varios valores de una campo en particular. En cambio PATCh es para cambiar solamente un valor de todo el campo.(Ejemplo si tengo datos de una persona como nombre,edad,dni PUT usaria para cambiar todo y PATCH podria usarse par acambiar solo la edad). Es el equivalente de Update en la siglas CRUD</text:p>
      <text:p text:style-name="P7"/>
      <text:p text:style-name="P7">DELETE: Se utiliza para eliminar recursos, es el equivalente a Delete en las siglas CRUD.</text:p>
      <text:p text:style-name="P7"/>
      <text:p text:style-name="P7">Un endpoint podria ser accedido con cualquiera de los metodos de HTTP para una accion determinada.</text:p>
      <text:p text:style-name="P7"/>
      <text:p text:style-name="P7"/>
      <text:p text:style-name="P7">Codigos de respuesta HTTP: que es el codigo que devuelve el servidor ante una solicitud.</text:p>
      <text:p text:style-name="P7"/>
      <text:p text:style-name="P8">Los códigos de estado de respuesta HTTP indican si se ha completado satisfactoriamente una solicitud HTTP específica. Las respuestas se agrupan en cinco clases:</text:p>
      <text:list text:style-name="L1">
        <text:list-item>
          <text:p text:style-name="P9"><text:span text:style-name="T1">Respuestas informativas (</text:span><text:span text:style-name="Source_20_Text"><text:span text:style-name="T2">100</text:span></text:span><text:span text:style-name="T1">–</text:span><text:span text:style-name="Source_20_Text"><text:span text:style-name="T2">199</text:span></text:span><text:span text:style-name="T1">),</text:span></text:p>
        </text:list-item>
        <text:list-item>
          <text:p text:style-name="P9"><text:span text:style-name="T1">Respuestas satisfactorias (</text:span><text:span text:style-name="Source_20_Text"><text:span text:style-name="T2">200</text:span></text:span><text:span text:style-name="T1">–</text:span><text:span text:style-name="Source_20_Text"><text:span text:style-name="T2">299</text:span></text:span><text:span text:style-name="T1">),</text:span></text:p>
        </text:list-item>
        <text:list-item>
          <text:p text:style-name="P9"><text:span text:style-name="T1">Redirecciones (</text:span><text:span text:style-name="Source_20_Text"><text:span text:style-name="T2">300</text:span></text:span><text:span text:style-name="T1">–</text:span><text:span text:style-name="Source_20_Text"><text:span text:style-name="T2">399</text:span></text:span><text:span text:style-name="T1">),</text:span></text:p>
        </text:list-item>
        <text:list-item>
          <text:p text:style-name="P9"><text:span text:style-name="T1">Errores de los clientes (</text:span><text:span text:style-name="Source_20_Text"><text:span text:style-name="T2">400</text:span></text:span><text:span text:style-name="T1">–</text:span><text:span text:style-name="Source_20_Text"><text:span text:style-name="T2">499</text:span></text:span><text:span text:style-name="T1">),</text:span></text:p>
        </text:list-item>
        <text:list-item>
          <text:p text:style-name="P9"><text:span text:style-name="T1">y errores de los servidores (</text:span><text:span text:style-name="Source_20_Text"><text:span text:style-name="T2">500</text:span></text:span><text:span text:style-name="T1">–</text:span><text:span text:style-name="Source_20_Text"><text:span text:style-name="T2">599</text:span></text:span><text:span text:style-name="T1">).</text:span></text:p>
        </text:list-item>
      </text:list>
      <text:h text:style-name="P1" text:outline-level="2"><text:bookmark text:name="respuestas_informativas"/><text:span text:style-name="T3"><text:s text:c="2"/></text:span><text:a xlink:type="simple" xlink:href="https://developer.mozilla.org/es/docs/Web/HTTP/Status#respuestas_informativas" text:style-name="Internet_20_link" text:visited-style-name="Visited_20_Internet_20_Link">Respuestas informativas</text:a></text:h>
      <text:p text:style-name="P10"/>
      <text:p text:style-name="P5"><text:a xlink:type="simple" xlink:href="https://developer.mozilla.org/es/docs/Web/HTTP/Status/100" text:style-name="Internet_20_link" text:visited-style-name="Visited_20_Internet_20_Link"><text:bookmark text:name="100_continue"/><text:span text:style-name="Source_20_Text"><text:span text:style-name="T5">100 Continue</text:span></text:span></text:a></text:p>
      <text:p text:style-name="P3">Esta respuesta provisional indica que todo hasta ahora está bien y que el cliente debe continuar con la solicitud o ignorarla si ya está terminada.</text:p>
      <text:p text:style-name="P3"/>
      <text:p text:style-name="P6"><text:a xlink:type="simple" xlink:href="https://developer.mozilla.org/es/docs/Web/HTTP/Status/101" text:style-name="Internet_20_link" text:visited-style-name="Visited_20_Internet_20_Link"><text:bookmark text:name="101_switching_protocol"/><text:span text:style-name="Source_20_Text"><text:span text:style-name="T5">101 Switching Protocol</text:span></text:span></text:a></text:p>
      <text:p text:style-name="P4"><text:span text:style-name="T6">Este código se envía en respuesta a un encabezado de solicitud </text:span><text:a xlink:type="simple" xlink:href="https://developer.mozilla.org/en-US/docs/Web/HTTP/Headers/Upgrade" text:style-name="Internet_20_link" text:visited-style-name="Visited_20_Internet_20_Link"><text:span text:style-name="Source_20_Text"><text:span text:style-name="T5">Upgrade</text:span></text:span></text:a><text:span text:style-name="T6"> por el cliente e indica que el servidor acepta el cambio de protocolo propuesto por el agente de usuario.</text:span></text:p>
      <text:p text:style-name="P3"/>
      <text:p text:style-name="P6"><text:a xlink:type="simple" xlink:href="https://developer.mozilla.org/en-US/docs/Web/HTTP/Status/102" text:style-name="Internet_20_link" text:visited-style-name="Visited_20_Internet_20_Link"><text:bookmark text:name="102_processing"/><text:span text:style-name="Source_20_Text"><text:span text:style-name="T5">102 Processing</text:span></text:span></text:a><text:span text:style-name="T6"> (</text:span><text:a xlink:type="simple" xlink:href="https://developer.mozilla.org/en-US/docs/Glossary/WebDAV" text:style-name="Internet_20_link" text:visited-style-name="Visited_20_Internet_20_Link"><text:span text:style-name="T4">WebDAV</text:span></text:a><text:span text:style-name="T6">)</text:span></text:p>
      <text:p text:style-name="P3">Este código indica que el servidor ha recibido la solicitud y aún se encuentra procesandola, por lo que no hay respuesta disponible.</text:p>
      <text:p text:style-name="P3"/>
      <text:p text:style-name="P6"><text:a xlink:type="simple" xlink:href="https://developer.mozilla.org/en-US/docs/Web/HTTP/Status/103" text:style-name="Internet_20_link" text:visited-style-name="Visited_20_Internet_20_Link"><text:bookmark text:name="103_early_hints"/><text:span text:style-name="Source_20_Text"><text:span text:style-name="T5">103 Early Hints</text:span></text:span></text:a></text:p>
      <text:p text:style-name="P4"><text:soft-page-break/><text:span text:style-name="T6">Este código de estado está pensado principalmente para ser usado con el encabezado </text:span><text:a xlink:type="simple" xlink:href="https://developer.mozilla.org/es/docs/Web/HTTP/Headers/Link" text:style-name="Internet_20_link" text:visited-style-name="Visited_20_Internet_20_Link"><text:span text:style-name="Source_20_Text"><text:span text:style-name="T5">Link</text:span></text:span></text:a><text:span text:style-name="T6">, permitiendo que el agente de usuario empiece a </text:span><text:a xlink:type="simple" xlink:href="https://developer.mozilla.org/en-US/docs/Web/HTML/Attributes/rel/preload" text:style-name="Internet_20_link" text:visited-style-name="Visited_20_Internet_20_Link"><text:span text:style-name="T4">pre-cargar</text:span></text:a><text:span text:style-name="T6"> recursos mientras el servidor prepara una respuesta.</text:span></text:p>
      <text:p text:style-name="P3"/>
      <text:h text:style-name="P2" text:outline-level="2"><text:a xlink:type="simple" xlink:href="https://developer.mozilla.org/es/docs/Web/HTTP/Status#respuestas_satisfactorias" text:style-name="Internet_20_link" text:visited-style-name="Visited_20_Internet_20_Link"><text:bookmark text:name="respuestas_satisfactorias"/><text:span text:style-name="T8">Respuestas satisfactorias</text:span></text:a></text:h>
      <text:list text:style-name="L3">
        <text:list-item>
          <text:p text:style-name="P13"><text:span text:style-name="Source_20_Text"><text:span text:style-name="T7">GET</text:span></text:span><text:span text:style-name="T6">: El recurso se ha obtenido y se transmite en el cuerpo del mensaje.</text:span></text:p>
        </text:list-item>
        <text:list-item>
          <text:p text:style-name="P13"><text:span text:style-name="Source_20_Text"><text:span text:style-name="T7">HEAD</text:span></text:span><text:span text:style-name="T6">: Los encabezados de entidad están en el cuerpo del mensaje.</text:span></text:p>
        </text:list-item>
        <text:list-item>
          <text:p text:style-name="P13"><text:span text:style-name="Source_20_Text"><text:span text:style-name="T7">PUT</text:span></text:span><text:span text:style-name="T6"> o </text:span><text:span text:style-name="Source_20_Text"><text:span text:style-name="T7">POST</text:span></text:span><text:span text:style-name="T6">: El recurso que describe el resultado de la acción se transmite en el cuerpo del mensaje.</text:span></text:p>
        </text:list-item>
        <text:list-item>
          <text:p text:style-name="P13"><text:span text:style-name="Source_20_Text"><text:span text:style-name="T7">TRACE</text:span></text:span><text:span text:style-name="T6">: El cuerpo del mensaje contiene el mensaje de solicitud recibido por el servidor.</text:span></text:p>
        </text:list-item>
        <text:list-item>
          <text:p text:style-name="P11"/>
        </text:list-item>
      </text:list>
      <text:p text:style-name="P5"><text:a xlink:type="simple" xlink:href="https://developer.mozilla.org/es/docs/Web/HTTP/Status/200" text:style-name="Internet_20_link" text:visited-style-name="Visited_20_Internet_20_Link"><text:bookmark text:name="200_ok"/><text:span text:style-name="Source_20_Text"><text:span text:style-name="T5">200 OK</text:span></text:span></text:a></text:p>
      <text:p text:style-name="P3">La solicitud ha tenido éxito. El significado de un éxito varía dependiendo del método HTTP:</text:p>
      <text:p text:style-name="P3"/>
      <text:p text:style-name="P6"><text:a xlink:type="simple" xlink:href="https://developer.mozilla.org/es/docs/Web/HTTP/Status/201" text:style-name="Internet_20_link" text:visited-style-name="Visited_20_Internet_20_Link"><text:bookmark text:name="201_created"/><text:span text:style-name="Source_20_Text"><text:span text:style-name="T5">201 Created</text:span></text:span></text:a></text:p>
      <text:p text:style-name="P3">La solicitud ha tenido éxito y se ha creado un nuevo recurso como resultado de ello. Ésta es típicamente la respuesta enviada después de una petición PUT.</text:p>
      <text:p text:style-name="P3"/>
      <text:p text:style-name="P6"><text:a xlink:type="simple" xlink:href="https://developer.mozilla.org/es/docs/Web/HTTP/Status/202" text:style-name="Internet_20_link" text:visited-style-name="Visited_20_Internet_20_Link"><text:bookmark text:name="202_accepted"/><text:span text:style-name="Source_20_Text"><text:span text:style-name="T5">202 Accepted</text:span></text:span></text:a></text:p>
      <text:p text:style-name="P3">La solicitud se ha recibido, pero aún no se ha actuado. Es una petición "sin compromiso", lo que significa que no hay manera en HTTP que permite enviar una respuesta asíncrona que indique el resultado del procesamiento de la solicitud. Está pensado para los casos en que otro proceso o servidor maneja la solicitud, o para el procesamiento por lotes.</text:p>
      <text:p text:style-name="P3"/>
      <text:p text:style-name="P6"><text:a xlink:type="simple" xlink:href="https://developer.mozilla.org/es/docs/Web/HTTP/Status/203" text:style-name="Internet_20_link" text:visited-style-name="Visited_20_Internet_20_Link"><text:bookmark text:name="203_non-authoritative_information"/><text:span text:style-name="Source_20_Text"><text:span text:style-name="T5">203 Non-Authoritative Information</text:span></text:span></text:a></text:p>
      <text:p text:style-name="P3">La petición se ha completado con éxito, pero su contenido no se ha obtenido de la fuente originalmente solicitada, sino que se recoge de una copia local o de un tercero. Excepto esta condición, se debe preferir una respuesta de 200 OK en lugar de esta respuesta.</text:p>
      <text:p text:style-name="P3"/>
      <text:p text:style-name="P6"><text:a xlink:type="simple" xlink:href="https://developer.mozilla.org/en-US/docs/Web/HTTP/Status/204" text:style-name="Internet_20_link" text:visited-style-name="Visited_20_Internet_20_Link"><text:bookmark text:name="204_no_content"/><text:span text:style-name="Source_20_Text"><text:span text:style-name="T5">204 No Content</text:span></text:span></text:a></text:p>
      <text:p text:style-name="P3">La petición se ha completado con éxito pero su respuesta no tiene ningún contenido, aunque los encabezados pueden ser útiles. El agente de usuario puede actualizar sus encabezados en caché para este recurso con los nuevos valores.</text:p>
      <text:p text:style-name="P3"/>
      <text:p text:style-name="P6"><text:a xlink:type="simple" xlink:href="https://developer.mozilla.org/en-US/docs/Web/HTTP/Status/205" text:style-name="Internet_20_link" text:visited-style-name="Visited_20_Internet_20_Link"><text:bookmark text:name="205_reset_content"/><text:span text:style-name="Source_20_Text"><text:span text:style-name="T5">205 Reset Content</text:span></text:span></text:a></text:p>
      <text:p text:style-name="P3">La petición se ha completado con éxito, pero su respuesta no tiene contenidos y además, el agente de usuario tiene que inicializar la página desde la que se realizó la petición, este código es útil por ejemplo para páginas con formularios cuyo contenido debe borrarse después de que el usuario lo envíe.</text:p>
      <text:p text:style-name="P3"/>
      <text:p text:style-name="P6"><text:a xlink:type="simple" xlink:href="https://developer.mozilla.org/es/docs/Web/HTTP/Status/206" text:style-name="Internet_20_link" text:visited-style-name="Visited_20_Internet_20_Link"><text:bookmark text:name="206_partial_content"/><text:span text:style-name="Source_20_Text"><text:span text:style-name="T5">206 Partial Content</text:span></text:span></text:a></text:p>
      <text:p text:style-name="P3">La petición servirá parcialmente el contenido solicitado. Esta característica es utilizada por herramientas de descarga como wget para continuar la transferencia de descargas anteriormente interrumpidas, o para dividir una descarga y procesar las partes simultáneamente.</text:p>
      <text:p text:style-name="P3"/>
      <text:p text:style-name="P6"><text:a xlink:type="simple" xlink:href="https://developer.mozilla.org/en-US/docs/Web/HTTP/Status/207" text:style-name="Internet_20_link" text:visited-style-name="Visited_20_Internet_20_Link"><text:bookmark text:name="207_multi-status"/><text:span text:style-name="Source_20_Text"><text:span text:style-name="T5">207 Multi-Status</text:span></text:span></text:a><text:span text:style-name="T6"> (</text:span><text:a xlink:type="simple" xlink:href="https://developer.mozilla.org/en-US/docs/Glossary/WebDAV" text:style-name="Internet_20_link" text:visited-style-name="Visited_20_Internet_20_Link"><text:span text:style-name="T4">WebDAV</text:span></text:a><text:span text:style-name="T6">)</text:span></text:p>
      <text:p text:style-name="P3"><text:soft-page-break/>Una respuesta Multi-Estado transmite información sobre varios recursos en situaciones en las que varios códigos de estado podrían ser apropiados. El cuerpo de la petición es un mensaje XML.</text:p>
      <text:p text:style-name="P3"/>
      <text:p text:style-name="P6"><text:a xlink:type="simple" xlink:href="https://developer.mozilla.org/en-US/docs/Web/HTTP/Status/208" text:style-name="Internet_20_link" text:visited-style-name="Visited_20_Internet_20_Link"><text:bookmark text:name="208_multi-status"/><text:span text:style-name="Source_20_Text"><text:span text:style-name="T5">208 Multi-Status</text:span></text:span></text:a><text:span text:style-name="T6"> (</text:span><text:a xlink:type="simple" xlink:href="https://developer.mozilla.org/en-US/docs/Glossary/WebDAV" text:style-name="Internet_20_link" text:visited-style-name="Visited_20_Internet_20_Link"><text:span text:style-name="T4">WebDAV</text:span></text:a><text:span text:style-name="T6">)</text:span></text:p>
      <text:p text:style-name="P3">El listado de elementos DAV ya se notificó previamente, por lo que no se van a volver a listar.</text:p>
      <text:p text:style-name="P3"/>
      <text:p text:style-name="P6"><text:a xlink:type="simple" xlink:href="https://developer.mozilla.org/en-US/docs/Web/HTTP/Status/226" text:style-name="Internet_20_link" text:visited-style-name="Visited_20_Internet_20_Link"><text:bookmark text:name="226_im_used"/><text:span text:style-name="Source_20_Text"><text:span text:style-name="T5">226 IM Used</text:span></text:span></text:a><text:span text:style-name="T6"> (</text:span><text:a xlink:type="simple" xlink:href="https://tools.ietf.org/html/rfc3229" office:target-frame-name="_blank" xlink:show="new" text:style-name="Internet_20_link" text:visited-style-name="Visited_20_Internet_20_Link"><text:span text:style-name="T4">HTTP Delta encoding</text:span></text:a><text:span text:style-name="T6">)</text:span></text:p>
      <text:p text:style-name="P4"><text:span text:style-name="T6">El servidor ha cumplido una petición </text:span><text:span text:style-name="Source_20_Text"><text:span text:style-name="T7">GET</text:span></text:span><text:span text:style-name="T6"> para el recurso y la respuesta es una representación del resultado de una o más manipulaciones de instancia aplicadas a la instancia actual.</text:span></text:p>
      <text:p text:style-name="P3"/>
      <text:h text:style-name="P2" text:outline-level="2"><text:a xlink:type="simple" xlink:href="https://developer.mozilla.org/es/docs/Web/HTTP/Status#redirecciones" text:style-name="Internet_20_link" text:visited-style-name="Visited_20_Internet_20_Link"><text:bookmark text:name="redirecciones"/><text:span text:style-name="T8">Redirecciones</text:span></text:a></text:h>
      <text:p text:style-name="P12"/>
      <text:p text:style-name="P5"><text:a xlink:type="simple" xlink:href="https://developer.mozilla.org/en-US/docs/Web/HTTP/Status/300" text:style-name="Internet_20_link" text:visited-style-name="Visited_20_Internet_20_Link"><text:bookmark text:name="300_multiple_choice"/><text:span text:style-name="Source_20_Text"><text:span text:style-name="T5">300 Multiple Choice</text:span></text:span></text:a></text:p>
      <text:p text:style-name="P3">Esta solicitud tiene más de una posible respuesta. User-Agent o el usuario debe escoger uno de ellos. No hay forma estandarizada de seleccionar una de las respuestas.</text:p>
      <text:p text:style-name="P3"/>
      <text:p text:style-name="P6"><text:a xlink:type="simple" xlink:href="https://developer.mozilla.org/en-US/docs/Web/HTTP/Status/301" text:style-name="Internet_20_link" text:visited-style-name="Visited_20_Internet_20_Link"><text:bookmark text:name="301_moved_permanently"/><text:span text:style-name="Source_20_Text"><text:span text:style-name="T5">301 Moved Permanently</text:span></text:span></text:a></text:p>
      <text:p text:style-name="P3">Este código de respuesta significa que la URI del recurso solicitado ha sido cambiado. Probablemente una nueva URI sea devuelta en la respuesta.</text:p>
      <text:p text:style-name="P3"/>
      <text:p text:style-name="P6"><text:a xlink:type="simple" xlink:href="https://developer.mozilla.org/es/docs/Web/HTTP/Status/302" text:style-name="Internet_20_link" text:visited-style-name="Visited_20_Internet_20_Link"><text:bookmark text:name="302_found"/><text:span text:style-name="Source_20_Text"><text:span text:style-name="T5">302 Found</text:span></text:span></text:a></text:p>
      <text:p text:style-name="P3">Este código de respuesta significa que el recurso de la URI solicitada ha sido cambiado temporalmente. Nuevos cambios en la URI serán agregados en el futuro. Por lo tanto, la misma URI debe ser usada por el cliente en futuras solicitudes.</text:p>
      <text:p text:style-name="P3"/>
      <text:p text:style-name="P6"><text:a xlink:type="simple" xlink:href="https://developer.mozilla.org/en-US/docs/Web/HTTP/Status/303" text:style-name="Internet_20_link" text:visited-style-name="Visited_20_Internet_20_Link"><text:bookmark text:name="303_see_other"/><text:span text:style-name="Source_20_Text"><text:span text:style-name="T5">303 See Other</text:span></text:span></text:a></text:p>
      <text:p text:style-name="P3">El servidor envía esta respuesta para dirigir al cliente a un nuevo recurso solicitado a otra dirección usando una petición GET.</text:p>
      <text:p text:style-name="P3"/>
      <text:p text:style-name="P6"><text:a xlink:type="simple" xlink:href="https://developer.mozilla.org/es/docs/Web/HTTP/Status/304" text:style-name="Internet_20_link" text:visited-style-name="Visited_20_Internet_20_Link"><text:bookmark text:name="304_not_modified"/><text:span text:style-name="Source_20_Text"><text:span text:style-name="T5">304 Not Modified</text:span></text:span></text:a></text:p>
      <text:p text:style-name="P3">Esta es usada para propósitos de "caché". Le indica al cliente que la respuesta no ha sido modificada. Entonces, el cliente puede continuar usando la misma versión almacenada en su caché.</text:p>
      <text:p text:style-name="P3"/>
      <text:p text:style-name="P6"><text:a xlink:type="simple" xlink:href="https://developer.mozilla.org/es/docs/Web/HTTP/Status#305_use_proxy" text:style-name="Internet_20_link" text:visited-style-name="Visited_20_Internet_20_Link"><text:bookmark text:name="305_use_proxy"/><text:span text:style-name="Source_20_Text"><text:span text:style-name="T9">305 Use Proxy</text:span></text:span></text:a><text:span text:style-name="T6"> </text:span><draw:frame draw:style-name="fr1" draw:name="Marco1" text:anchor-type="char" svg:width="0.041cm" draw:z-index="0"><draw:text-box fo:min-height="0.041cm"><text:p text:style-name="Text_20_body">Obsoleto</text:p></draw:text-box></draw:frame></text:p>
      <text:p text:style-name="P3">Fue definida en una versión previa de la especificación del protocolo HTTP para indicar que una respuesta solicitada debe ser accedida desde un proxy. Ha quedado obsoleta debido a preocupaciones de seguridad correspondientes a la configuración de un proxy.</text:p>
      <text:p text:style-name="P3"/>
      <text:p text:style-name="P6"><text:a xlink:type="simple" xlink:href="https://developer.mozilla.org/es/docs/Web/HTTP/Status#306_unused" text:style-name="Internet_20_link" text:visited-style-name="Visited_20_Internet_20_Link"><text:bookmark text:name="306_unused"/><text:span text:style-name="Source_20_Text"><text:span text:style-name="T9">306 unused</text:span></text:span></text:a></text:p>
      <text:p text:style-name="P3">Este código de respuesta ya no es usado más. Actualmente se encuentra reservado. Fue usado en previas versiones de la especificación HTTP1.1.</text:p>
      <text:p text:style-name="P3"/>
      <text:p text:style-name="P6"><text:a xlink:type="simple" xlink:href="https://developer.mozilla.org/en-US/docs/Web/HTTP/Status/307" text:style-name="Internet_20_link" text:visited-style-name="Visited_20_Internet_20_Link"><text:bookmark text:name="307_temporary_redirect"/><text:span text:style-name="Source_20_Text"><text:span text:style-name="T5">307 Temporary Redirect</text:span></text:span></text:a></text:p>
      <text:p text:style-name="P4"><text:span text:style-name="T6">El servidor envía esta respuesta para dirigir al cliente a obtener el recurso solicitado a otra URI con el mismo método que se usó la petición anterior. Tiene la misma semántica que el código de respuesta HTTP </text:span><text:span text:style-name="Source_20_Text"><text:span text:style-name="T7">302 Found</text:span></text:span><text:span text:style-name="T6">, con la excepción de que el </text:span><text:soft-page-break/><text:span text:style-name="T6">agente usuario </text:span><text:span text:style-name="Emphasis"><text:span text:style-name="T6">no debe</text:span></text:span><text:span text:style-name="T6"> cambiar el método HTTP usado: si un </text:span><text:span text:style-name="Source_20_Text"><text:span text:style-name="T7">POST</text:span></text:span><text:span text:style-name="T6"> fue usado en la primera petición, otro </text:span><text:span text:style-name="Source_20_Text"><text:span text:style-name="T7">POST</text:span></text:span><text:span text:style-name="T6"> debe ser usado en la segunda petición.</text:span></text:p>
      <text:p text:style-name="P3"/>
      <text:p text:style-name="P5"><text:a xlink:type="simple" xlink:href="https://developer.mozilla.org/en-US/docs/Web/HTTP/Status/308" text:style-name="Internet_20_link" text:visited-style-name="Visited_20_Internet_20_Link"><text:bookmark text:name="308_permanent_redirect"/><text:span text:style-name="Source_20_Text"><text:span text:style-name="T5">308 Permanent Redirect</text:span></text:span></text:a></text:p>
      <text:p text:style-name="P4"><text:span text:style-name="T6">Significa que el recurso ahora se encuentra permanentemente en otra URI, especificada por la respuesta de encabezado HTTP </text:span><text:span text:style-name="Source_20_Text"><text:span text:style-name="T7">Location:</text:span></text:span><text:span text:style-name="T6">. Tiene la misma semántica que el código de respuesta HTTP </text:span><text:span text:style-name="Source_20_Text"><text:span text:style-name="T7">301 Moved Permanently</text:span></text:span><text:span text:style-name="T6">, con la excepción de que el agente usuario </text:span><text:span text:style-name="Emphasis"><text:span text:style-name="T6">no debe</text:span></text:span><text:span text:style-name="T6"> cambiar el método HTTP usado: si un </text:span><text:span text:style-name="Source_20_Text"><text:span text:style-name="T7">POST</text:span></text:span><text:span text:style-name="T6"> fue usado en la primera petición, otro </text:span><text:span text:style-name="Source_20_Text"><text:span text:style-name="T7">POST</text:span></text:span><text:span text:style-name="T6"> debe ser usado en la segunda petición.</text:span></text:p>
      <text:p text:style-name="P3"/>
      <text:h text:style-name="P2" text:outline-level="2"><text:a xlink:type="simple" xlink:href="https://developer.mozilla.org/es/docs/Web/HTTP/Status#errores_de_cliente" text:style-name="Internet_20_link" text:visited-style-name="Visited_20_Internet_20_Link"><text:bookmark text:name="errores_de_cliente"/><text:span text:style-name="T8">Errores de cliente</text:span></text:a></text:h>
      <text:p text:style-name="P5"><text:a xlink:type="simple" xlink:href="https://developer.mozilla.org/es/docs/Web/HTTP/Status/400" text:style-name="Internet_20_link" text:visited-style-name="Visited_20_Internet_20_Link"><text:bookmark text:name="400_bad_request"/><text:span text:style-name="Source_20_Text"><text:span text:style-name="T5">400 Bad Request</text:span></text:span></text:a></text:p>
      <text:p text:style-name="P3">Esta respuesta significa que el servidor no pudo interpretar la solicitud dada una sintaxis inválida.</text:p>
      <text:p text:style-name="P3"/>
      <text:p text:style-name="P6"><text:a xlink:type="simple" xlink:href="https://developer.mozilla.org/es/docs/Web/HTTP/Status/401" text:style-name="Internet_20_link" text:visited-style-name="Visited_20_Internet_20_Link"><text:bookmark text:name="401_unauthorized"/><text:span text:style-name="Source_20_Text"><text:span text:style-name="T5">401 Unauthorized</text:span></text:span></text:a></text:p>
      <text:p text:style-name="P3">Es necesario autenticar para obtener la respuesta solicitada. Esta es similar a 403, pero en este caso, la autenticación es posible.</text:p>
      <text:p text:style-name="P3"/>
      <text:p text:style-name="P6"><text:a xlink:type="simple" xlink:href="https://developer.mozilla.org/es/docs/Web/HTTP/Status#402_payment_required" text:style-name="Internet_20_link" text:visited-style-name="Visited_20_Internet_20_Link"><text:bookmark text:name="402_payment_required"/><text:span text:style-name="Source_20_Text"><text:span text:style-name="T9">402 Payment Required</text:span></text:span></text:a></text:p>
      <text:p text:style-name="P3">Este código de respuesta está reservado para futuros usos. El objetivo inicial de crear este código fue para ser utilizado en sistemas digitales de pagos. Sin embargo, no está siendo usado actualmente.</text:p>
      <text:p text:style-name="P3"/>
      <text:p text:style-name="P6"><text:a xlink:type="simple" xlink:href="https://developer.mozilla.org/es/docs/Web/HTTP/Status/403" text:style-name="Internet_20_link" text:visited-style-name="Visited_20_Internet_20_Link"><text:bookmark text:name="403_forbidden"/><text:span text:style-name="Source_20_Text"><text:span text:style-name="T5">403 Forbidden</text:span></text:span></text:a></text:p>
      <text:p text:style-name="P3">El cliente no posee los permisos necesarios para cierto contenido, por lo que el servidor está rechazando otorgar una respuesta apropiada.</text:p>
      <text:p text:style-name="P3"/>
      <text:p text:style-name="P6"><text:a xlink:type="simple" xlink:href="https://developer.mozilla.org/es/docs/Web/HTTP/Status/404" text:style-name="Internet_20_link" text:visited-style-name="Visited_20_Internet_20_Link"><text:bookmark text:name="404_not_found"/><text:span text:style-name="Source_20_Text"><text:span text:style-name="T5">404 Not Found</text:span></text:span></text:a></text:p>
      <text:p text:style-name="P3">El servidor no pudo encontrar el contenido solicitado. Este código de respuesta es uno de los más famosos dada su alta ocurrencia en la web.</text:p>
      <text:p text:style-name="P3"/>
      <text:p text:style-name="P6"><text:a xlink:type="simple" xlink:href="https://developer.mozilla.org/es/docs/Web/HTTP/Status/405" text:style-name="Internet_20_link" text:visited-style-name="Visited_20_Internet_20_Link"><text:bookmark text:name="405_method_not_allowed"/><text:span text:style-name="Source_20_Text"><text:span text:style-name="T5">405 Method Not Allowed</text:span></text:span></text:a></text:p>
      <text:p text:style-name="P4"><text:span text:style-name="T6">El método solicitado es conocido por el servidor pero ha sido deshabilitado y no puede ser utilizado. Los dos métodos obligatorios, </text:span><text:span text:style-name="Source_20_Text"><text:span text:style-name="T7">GET</text:span></text:span><text:span text:style-name="T6"> y </text:span><text:span text:style-name="Source_20_Text"><text:span text:style-name="T7">HEAD</text:span></text:span><text:span text:style-name="T6">, nunca deben ser deshabilitados y no deberían retornar este código de error.</text:span></text:p>
      <text:p text:style-name="P3"/>
      <text:p text:style-name="P6"><text:a xlink:type="simple" xlink:href="https://developer.mozilla.org/en-US/docs/Web/HTTP/Status/406" text:style-name="Internet_20_link" text:visited-style-name="Visited_20_Internet_20_Link"><text:bookmark text:name="406_not_acceptable"/><text:span text:style-name="Source_20_Text"><text:span text:style-name="T5">406 Not Acceptable</text:span></text:span></text:a></text:p>
      <text:p text:style-name="P4"><text:span text:style-name="T6">Esta respuesta es enviada cuando el servidor, después de aplicar una </text:span><text:a xlink:type="simple" xlink:href="https://developer.mozilla.org/en-US/docs/Web/HTTP/Content_negotiation#server-driven_negotiation" text:style-name="Internet_20_link" text:visited-style-name="Visited_20_Internet_20_Link"><text:span text:style-name="T4">negociación de contenido servidor-impulsado</text:span></text:a><text:span text:style-name="T6">, no encuentra ningún contenido seguido por la criteria dada por el usuario.</text:span></text:p>
      <text:p text:style-name="P3"/>
      <text:p text:style-name="P6"><text:a xlink:type="simple" xlink:href="https://developer.mozilla.org/en-US/docs/Web/HTTP/Status/407" text:style-name="Internet_20_link" text:visited-style-name="Visited_20_Internet_20_Link"><text:bookmark text:name="407_proxy_authentication_required"/><text:span text:style-name="Source_20_Text"><text:span text:style-name="T5">407 Proxy Authentication Required</text:span></text:span></text:a></text:p>
      <text:p text:style-name="P3">Esto es similar al código 401, pero la autenticación debe estar hecha a partir de un proxy.</text:p>
      <text:p text:style-name="P3"/>
      <text:p text:style-name="P6"><text:a xlink:type="simple" xlink:href="https://developer.mozilla.org/es/docs/Web/HTTP/Status/408" text:style-name="Internet_20_link" text:visited-style-name="Visited_20_Internet_20_Link"><text:bookmark text:name="408_request_timeout"/><text:span text:style-name="Source_20_Text"><text:span text:style-name="T5">408 Request Timeout</text:span></text:span></text:a></text:p>
      <text:p text:style-name="P3">Esta respuesta es enviada en una conexión inactiva en algunos servidores, incluso sin alguna petición previa por el cliente. Significa que el servidor quiere desconectar esta conexión sin usar. Esta respuesta es muy usada desde algunos navegadores, como Chrome, Firefox 27+, o IE9, usa mecanismos de pre-conexión HTTP para <text:soft-page-break/>acelerar la navegación. También hay que tener en cuenta que algunos servidores simplemente desconecta la conexión sin enviar este mensaje.</text:p>
      <text:p text:style-name="P3"/>
      <text:p text:style-name="P6"><text:a xlink:type="simple" xlink:href="https://developer.mozilla.org/en-US/docs/Web/HTTP/Status/409" text:style-name="Internet_20_link" text:visited-style-name="Visited_20_Internet_20_Link"><text:bookmark text:name="409_conflict"/><text:span text:style-name="Source_20_Text"><text:span text:style-name="T5">409 Conflict</text:span></text:span></text:a></text:p>
      <text:p text:style-name="P3">Esta respuesta puede ser enviada cuando una petición tiene conflicto con el estado actual del servidor.</text:p>
      <text:p text:style-name="P3"/>
      <text:p text:style-name="P6"><text:a xlink:type="simple" xlink:href="https://developer.mozilla.org/en-US/docs/Web/HTTP/Status/410" text:style-name="Internet_20_link" text:visited-style-name="Visited_20_Internet_20_Link"><text:bookmark text:name="410_gone"/><text:span text:style-name="Source_20_Text"><text:span text:style-name="T5">410 Gone</text:span></text:span></text:a></text:p>
      <text:p text:style-name="P3">Esta respuesta puede ser enviada cuando el contenido solicitado ha sido borrado del servidor.</text:p>
      <text:p text:style-name="P3"/>
      <text:p text:style-name="P6"><text:a xlink:type="simple" xlink:href="https://developer.mozilla.org/en-US/docs/Web/HTTP/Status/411" text:style-name="Internet_20_link" text:visited-style-name="Visited_20_Internet_20_Link"><text:bookmark text:name="411_length_required"/><text:span text:style-name="Source_20_Text"><text:span text:style-name="T5">411 Length Required</text:span></text:span></text:a></text:p>
      <text:p text:style-name="P4"><text:span text:style-name="T6">El servidor rechaza la petición porque el campo de encabezado </text:span><text:span text:style-name="Source_20_Text"><text:span text:style-name="T7">Content-Length</text:span></text:span><text:span text:style-name="T6"> no esta definido y el servidor lo requiere.</text:span></text:p>
      <text:p text:style-name="P3"/>
      <text:p text:style-name="P6"><text:a xlink:type="simple" xlink:href="https://developer.mozilla.org/en-US/docs/Web/HTTP/Status/412" text:style-name="Internet_20_link" text:visited-style-name="Visited_20_Internet_20_Link"><text:bookmark text:name="412_precondition_failed"/><text:span text:style-name="Source_20_Text"><text:span text:style-name="T5">412 Precondition Failed</text:span></text:span></text:a></text:p>
      <text:p text:style-name="P3">El cliente ha indicado pre-condiciones en sus encabezados la cual el servidor no cumple.</text:p>
      <text:p text:style-name="P3"/>
      <text:p text:style-name="P6"><text:a xlink:type="simple" xlink:href="https://developer.mozilla.org/es/docs/Web/HTTP/Status/413" text:style-name="Internet_20_link" text:visited-style-name="Visited_20_Internet_20_Link"><text:bookmark text:name="413_payload_too_large"/><text:span text:style-name="Source_20_Text"><text:span text:style-name="T5">413 Payload Too Large</text:span></text:span></text:a></text:p>
      <text:p text:style-name="P4"><text:span text:style-name="T6">La entidad de petición es más larga que los límites definidos por el servidor; el servidor puede cerrar la conexión o retornar un campo de encabezado </text:span><text:span text:style-name="Source_20_Text"><text:span text:style-name="T7">Retry-After</text:span></text:span><text:span text:style-name="T6">.</text:span></text:p>
      <text:p text:style-name="P3"/>
      <text:p text:style-name="P6"><text:a xlink:type="simple" xlink:href="https://developer.mozilla.org/en-US/docs/Web/HTTP/Status/414" text:style-name="Internet_20_link" text:visited-style-name="Visited_20_Internet_20_Link"><text:bookmark text:name="414_uri_too_long"/><text:span text:style-name="Source_20_Text"><text:span text:style-name="T5">414 URI Too Long</text:span></text:span></text:a></text:p>
      <text:p text:style-name="P3">La URI solicitada por el cliente es más larga de lo que el servidor está dispuesto a interpretar.</text:p>
      <text:p text:style-name="P3"/>
      <text:p text:style-name="P6"><text:a xlink:type="simple" xlink:href="https://developer.mozilla.org/en-US/docs/Web/HTTP/Status/415" text:style-name="Internet_20_link" text:visited-style-name="Visited_20_Internet_20_Link"><text:bookmark text:name="415_unsupported_media_type"/><text:span text:style-name="Source_20_Text"><text:span text:style-name="T5">415 Unsupported Media Type</text:span></text:span></text:a></text:p>
      <text:p text:style-name="P3">El formato multimedia de los datos solicitados no está soportado por el servidor, por lo cual el servidor rechaza la solicitud.</text:p>
      <text:p text:style-name="P3"/>
      <text:p text:style-name="P6"><text:a xlink:type="simple" xlink:href="https://developer.mozilla.org/en-US/docs/Web/HTTP/Status/416" text:style-name="Internet_20_link" text:visited-style-name="Visited_20_Internet_20_Link"><text:bookmark text:name="416_requested_range_not_satisfiable"/><text:span text:style-name="Source_20_Text"><text:span text:style-name="T5">416 Requested Range Not Satisfiable</text:span></text:span></text:a></text:p>
      <text:p text:style-name="P4"><text:span text:style-name="T6">El rango especificado por el campo de encabezado </text:span><text:span text:style-name="Source_20_Text"><text:span text:style-name="T7">Range</text:span></text:span><text:span text:style-name="T6"> en la solicitud no cumple; es posible que el rango está fuera del tamaño de los datos objetivo del URI.</text:span></text:p>
      <text:p text:style-name="P3"/>
      <text:p text:style-name="P6"><text:a xlink:type="simple" xlink:href="https://developer.mozilla.org/en-US/docs/Web/HTTP/Status/417" text:style-name="Internet_20_link" text:visited-style-name="Visited_20_Internet_20_Link"><text:bookmark text:name="417_expectation_failed"/><text:span text:style-name="Source_20_Text"><text:span text:style-name="T5">417 Expectation Failed</text:span></text:span></text:a></text:p>
      <text:p text:style-name="P4"><text:span text:style-name="T6">Significa que la expectativa indicada por el campo de encabezado </text:span><text:span text:style-name="Source_20_Text"><text:span text:style-name="T7">Expect</text:span></text:span><text:span text:style-name="T6"> solicitada no puede ser cumplida por el servidor.</text:span></text:p>
      <text:p text:style-name="P3"/>
      <text:p text:style-name="P6"><text:a xlink:type="simple" xlink:href="https://developer.mozilla.org/es/docs/Web/HTTP/Status/418" text:style-name="Internet_20_link" text:visited-style-name="Visited_20_Internet_20_Link"><text:bookmark text:name="418_im_a_teapot"/><text:span text:style-name="Source_20_Text"><text:span text:style-name="T5">418 I'm a teapot</text:span></text:span></text:a></text:p>
      <text:p text:style-name="P3">El servidor se rehúsa a intentar hacer café con una tetera.</text:p>
      <text:p text:style-name="P3"/>
      <text:p text:style-name="P6"><text:a xlink:type="simple" xlink:href="https://developer.mozilla.org/en-US/docs/Web/HTTP/Status/421" text:style-name="Internet_20_link" text:visited-style-name="Visited_20_Internet_20_Link"><text:bookmark text:name="421_misdirected_request"/><text:span text:style-name="Source_20_Text"><text:span text:style-name="T5">421 Misdirected Request</text:span></text:span></text:a></text:p>
      <text:p text:style-name="P3">La petición fue dirigida a un servidor que no es capaz de producir una respuesta. Esto puede ser enviado por un servidor que no está configurado para producir respuestas por la combinación del esquema y la autoridad que están incluidos en la URI solicitada</text:p>
      <text:p text:style-name="P3"/>
      <text:p text:style-name="P6"><text:a xlink:type="simple" xlink:href="https://developer.mozilla.org/en-US/docs/Web/HTTP/Status/422" text:style-name="Internet_20_link" text:visited-style-name="Visited_20_Internet_20_Link"><text:bookmark text:name="422_unprocessable_entity"/><text:span text:style-name="Source_20_Text"><text:span text:style-name="T5">422 Unprocessable Entity</text:span></text:span></text:a><text:span text:style-name="T6"> (</text:span><text:a xlink:type="simple" xlink:href="https://developer.mozilla.org/en-US/docs/Glossary/WebDAV" text:style-name="Internet_20_link" text:visited-style-name="Visited_20_Internet_20_Link"><text:span text:style-name="T4">WebDAV</text:span></text:a><text:span text:style-name="T6">)</text:span></text:p>
      <text:p text:style-name="P3">La petición estaba bien formada pero no se pudo seguir debido a errores de semántica.</text:p>
      <text:p text:style-name="P3"/>
      <text:p text:style-name="P6"><text:a xlink:type="simple" xlink:href="https://developer.mozilla.org/en-US/docs/Web/HTTP/Status/423" text:style-name="Internet_20_link" text:visited-style-name="Visited_20_Internet_20_Link"><text:bookmark text:name="423_locked"/><text:soft-page-break/><text:span text:style-name="Source_20_Text"><text:span text:style-name="T5">423 Locked</text:span></text:span></text:a><text:span text:style-name="T6"> (</text:span><text:a xlink:type="simple" xlink:href="https://developer.mozilla.org/en-US/docs/Glossary/WebDAV" text:style-name="Internet_20_link" text:visited-style-name="Visited_20_Internet_20_Link"><text:span text:style-name="T4">WebDAV</text:span></text:a><text:span text:style-name="T6">)</text:span></text:p>
      <text:p text:style-name="P3">El recurso que está siendo accedido está bloqueado.</text:p>
      <text:p text:style-name="P3"/>
      <text:p text:style-name="P6"><text:a xlink:type="simple" xlink:href="https://developer.mozilla.org/en-US/docs/Web/HTTP/Status/424" text:style-name="Internet_20_link" text:visited-style-name="Visited_20_Internet_20_Link"><text:bookmark text:name="424_failed_dependency"/><text:span text:style-name="Source_20_Text"><text:span text:style-name="T5">424 Failed Dependency</text:span></text:span></text:a><text:span text:style-name="T6"> (</text:span><text:a xlink:type="simple" xlink:href="https://developer.mozilla.org/en-US/docs/Glossary/WebDAV" text:style-name="Internet_20_link" text:visited-style-name="Visited_20_Internet_20_Link"><text:span text:style-name="T4">WebDAV</text:span></text:a><text:span text:style-name="T6">)</text:span></text:p>
      <text:p text:style-name="P3">La petición falló debido a una falla de una petición previa.</text:p>
      <text:p text:style-name="P3"/>
      <text:p text:style-name="P6"><text:a xlink:type="simple" xlink:href="https://developer.mozilla.org/en-US/docs/Web/HTTP/Status/426" text:style-name="Internet_20_link" text:visited-style-name="Visited_20_Internet_20_Link"><text:bookmark text:name="426_upgrade_required"/><text:span text:style-name="Source_20_Text"><text:span text:style-name="T5">426 Upgrade Required</text:span></text:span></text:a></text:p>
      <text:p text:style-name="P3">El servidor se rehúsa a aplicar la solicitud usando el protocolo actual pero puede estar dispuesto a hacerlo después que el cliente se actualice a un protocolo diferente. El servidor envía un encabezado Upgrade en una respuesta para indicar los protocolos requeridos.</text:p>
      <text:p text:style-name="P3"/>
      <text:p text:style-name="P6"><text:a xlink:type="simple" xlink:href="https://developer.mozilla.org/en-US/docs/Web/HTTP/Status/428" text:style-name="Internet_20_link" text:visited-style-name="Visited_20_Internet_20_Link"><text:bookmark text:name="428_precondition_required"/><text:span text:style-name="Source_20_Text"><text:span text:style-name="T5">428 Precondition Required</text:span></text:span></text:a></text:p>
      <text:p text:style-name="P3">El servidor origen requiere que la solicitud sea condicional. Tiene la intención de prevenir problemas de 'actualización perdida', donde un cliente OBTIENE un estado del recurso, lo modifica, y lo PONE devuelta al servidor, cuando mientras un tercero ha modificado el estado del servidor, llevando a un conflicto.</text:p>
      <text:p text:style-name="P3"/>
      <text:p text:style-name="P6"><text:a xlink:type="simple" xlink:href="https://developer.mozilla.org/en-US/docs/Web/HTTP/Status/429" text:style-name="Internet_20_link" text:visited-style-name="Visited_20_Internet_20_Link"><text:bookmark text:name="429_too_many_requests"/><text:span text:style-name="Source_20_Text"><text:span text:style-name="T5">429 Too Many Requests</text:span></text:span></text:a></text:p>
      <text:p text:style-name="P3">El usuario ha enviado demasiadas solicitudes en un periodo de tiempo dado.</text:p>
      <text:p text:style-name="P3"/>
      <text:p text:style-name="P6"><text:a xlink:type="simple" xlink:href="https://developer.mozilla.org/en-US/docs/Web/HTTP/Status/431" text:style-name="Internet_20_link" text:visited-style-name="Visited_20_Internet_20_Link"><text:bookmark text:name="431_request_header_fields_too_large"/><text:span text:style-name="Source_20_Text"><text:span text:style-name="T5">431 Request Header Fields Too Large</text:span></text:span></text:a></text:p>
      <text:p text:style-name="P3">El servidor no está dispuesto a procesar la solicitud porque los campos de encabezado son demasiado largos. La solicitud PUEDE volver a subirse después de reducir el tamaño de los campos de encabezado solicitados.</text:p>
      <text:p text:style-name="P3"/>
      <text:p text:style-name="P6"><text:a xlink:type="simple" xlink:href="https://developer.mozilla.org/en-US/docs/Web/HTTP/Status/451" text:style-name="Internet_20_link" text:visited-style-name="Visited_20_Internet_20_Link"><text:bookmark text:name="451_unavailable_for_legal_reasons"/><text:span text:style-name="Source_20_Text"><text:span text:style-name="T5">451 Unavailable For Legal Reasons</text:span></text:span></text:a></text:p>
      <text:p text:style-name="P3">El usuario solicita un recurso ilegal, como alguna página web censurada por algún gobierno.</text:p>
      <text:p text:style-name="P3"/>
      <text:h text:style-name="P2" text:outline-level="2"><text:a xlink:type="simple" xlink:href="https://developer.mozilla.org/es/docs/Web/HTTP/Status#errores_de_servidor" text:style-name="Internet_20_link" text:visited-style-name="Visited_20_Internet_20_Link"><text:bookmark text:name="errores_de_servidor"/><text:span text:style-name="T8">Errores de servidor</text:span></text:a></text:h>
      <text:p text:style-name="P5"><text:a xlink:type="simple" xlink:href="https://developer.mozilla.org/es/docs/Web/HTTP/Status/500" text:style-name="Internet_20_link" text:visited-style-name="Visited_20_Internet_20_Link"><text:bookmark text:name="500_internal_server_error"/><text:span text:style-name="Source_20_Text"><text:span text:style-name="T5">500 Internal Server Error</text:span></text:span></text:a></text:p>
      <text:p text:style-name="P3">El servidor ha encontrado una situación que no sabe cómo manejarla.</text:p>
      <text:p text:style-name="P3"/>
      <text:p text:style-name="P6"><text:a xlink:type="simple" xlink:href="https://developer.mozilla.org/en-US/docs/Web/HTTP/Status/501" text:style-name="Internet_20_link" text:visited-style-name="Visited_20_Internet_20_Link"><text:bookmark text:name="501_not_implemented"/><text:span text:style-name="Source_20_Text"><text:span text:style-name="T5">501 Not Implemented</text:span></text:span></text:a></text:p>
      <text:p text:style-name="P4"><text:span text:style-name="T6">El método solicitado no está soportado por el servidor y no puede ser manejado. Los únicos métodos que los servidores requieren soporte (y por lo tanto no deben retornar este código) son </text:span><text:span text:style-name="Source_20_Text"><text:span text:style-name="T7">GET</text:span></text:span><text:span text:style-name="T6"> y </text:span><text:span text:style-name="Source_20_Text"><text:span text:style-name="T7">HEAD</text:span></text:span><text:span text:style-name="T6">.</text:span></text:p>
      <text:p text:style-name="P3"/>
      <text:p text:style-name="P6"><text:a xlink:type="simple" xlink:href="https://developer.mozilla.org/es/docs/Web/HTTP/Status/502" text:style-name="Internet_20_link" text:visited-style-name="Visited_20_Internet_20_Link"><text:bookmark text:name="502_bad_gateway"/><text:span text:style-name="Source_20_Text"><text:span text:style-name="T5">502 Bad Gateway</text:span></text:span></text:a></text:p>
      <text:p text:style-name="P3">Esta respuesta de error significa que el servidor, mientras trabaja como una puerta de enlace para obtener una respuesta necesaria para manejar la petición, obtuvo una respuesta inválida.</text:p>
      <text:p text:style-name="P3"/>
      <text:p text:style-name="P6"><text:a xlink:type="simple" xlink:href="https://developer.mozilla.org/es/docs/Web/HTTP/Status/503" text:style-name="Internet_20_link" text:visited-style-name="Visited_20_Internet_20_Link"><text:bookmark text:name="503_service_unavailable"/><text:span text:style-name="Source_20_Text"><text:span text:style-name="T5">503 Service Unavailable</text:span></text:span></text:a></text:p>
      <text:p text:style-name="P4"><text:span text:style-name="T6">El servidor no está listo para manejar la petición. Causas comunes puede ser que el servidor está caído por mantenimiento o está sobrecargado. Hay que tomar en cuenta que junto con esta respuesta, una página usuario-amigable explicando el problema debe ser enviada. Estas respuestas deben ser usadas para condiciones temporales y el encabezado HTTP </text:span><text:span text:style-name="Source_20_Text"><text:span text:style-name="T7">Retry-After:</text:span></text:span><text:span text:style-name="T6"> debería, si es posible, contener el tiempo estimado antes de la recuperación del servicio. El webmaster debe también cuidar los encabezados relacionados al caché que son enviados junto a esta </text:span><text:soft-page-break/><text:span text:style-name="T6">respuesta, ya que estas respuestas de condición temporal deben usualmente no estar en el caché.</text:span></text:p>
      <text:p text:style-name="P3"/>
      <text:p text:style-name="P6"><text:a xlink:type="simple" xlink:href="https://developer.mozilla.org/es/docs/Web/HTTP/Status/504" text:style-name="Internet_20_link" text:visited-style-name="Visited_20_Internet_20_Link"><text:bookmark text:name="504_gateway_timeout"/><text:span text:style-name="Source_20_Text"><text:span text:style-name="T5">504 Gateway Timeout</text:span></text:span></text:a></text:p>
      <text:p text:style-name="P3">Esta respuesta de error es dada cuando el servidor está actuando como una puerta de enlace y no puede obtener una respuesta a tiempo.</text:p>
      <text:p text:style-name="P3"/>
      <text:p text:style-name="P6"><text:a xlink:type="simple" xlink:href="https://developer.mozilla.org/es/docs/Web/HTTP/Status/505" text:style-name="Internet_20_link" text:visited-style-name="Visited_20_Internet_20_Link"><text:bookmark text:name="505_http_version_not_supported"/><text:span text:style-name="Source_20_Text"><text:span text:style-name="T5">505 HTTP Version Not Supported</text:span></text:span></text:a></text:p>
      <text:p text:style-name="P3">La versión de HTTP usada en la petición no está soportada por el servidor.</text:p>
      <text:p text:style-name="P3"/>
      <text:p text:style-name="P6"><text:a xlink:type="simple" xlink:href="https://developer.mozilla.org/en-US/docs/Web/HTTP/Status/506" text:style-name="Internet_20_link" text:visited-style-name="Visited_20_Internet_20_Link"><text:bookmark text:name="506_variant_also_negotiates"/><text:span text:style-name="Source_20_Text"><text:span text:style-name="T5">506 Variant Also Negotiates</text:span></text:span></text:a></text:p>
      <text:p text:style-name="P3">El servidor tiene un error de configuración interna: negociación de contenido transparente para la petición resulta en una referencia circular.</text:p>
      <text:p text:style-name="P3"/>
      <text:p text:style-name="P6"><text:a xlink:type="simple" xlink:href="https://developer.mozilla.org/en-US/docs/Web/HTTP/Status/507" text:style-name="Internet_20_link" text:visited-style-name="Visited_20_Internet_20_Link"><text:bookmark text:name="507_insufficient_storage"/><text:span text:style-name="Source_20_Text"><text:span text:style-name="T5">507 Insufficient Storage</text:span></text:span></text:a></text:p>
      <text:p text:style-name="P3">El servidor tiene un error de configuración interna: la variable de recurso escogida está configurada para acoplar la negociación de contenido transparente misma, y no es por lo tanto un punto final adecuado para el proceso de negociación.</text:p>
      <text:p text:style-name="P3"/>
      <text:p text:style-name="P6"><text:a xlink:type="simple" xlink:href="https://developer.mozilla.org/en-US/docs/Web/HTTP/Status/508" text:style-name="Internet_20_link" text:visited-style-name="Visited_20_Internet_20_Link"><text:bookmark text:name="508_loop_detected"/><text:span text:style-name="Source_20_Text"><text:span text:style-name="T5">508 Loop Detected</text:span></text:span></text:a><text:span text:style-name="T6"> (</text:span><text:a xlink:type="simple" xlink:href="https://developer.mozilla.org/en-US/docs/Glossary/WebDAV" text:style-name="Internet_20_link" text:visited-style-name="Visited_20_Internet_20_Link"><text:span text:style-name="T4">WebDAV</text:span></text:a><text:span text:style-name="T6">)</text:span></text:p>
      <text:p text:style-name="P3">El servidor detectó un ciclo infinito mientras procesaba la solicitud.</text:p>
      <text:p text:style-name="P3"/>
      <text:p text:style-name="P6"><text:a xlink:type="simple" xlink:href="https://developer.mozilla.org/en-US/docs/Web/HTTP/Status/510" text:style-name="Internet_20_link" text:visited-style-name="Visited_20_Internet_20_Link"><text:bookmark text:name="510_not_extended"/><text:span text:style-name="Source_20_Text"><text:span text:style-name="T5">510 Not Extended</text:span></text:span></text:a></text:p>
      <text:p text:style-name="P3">Extensiones adicionales para la solicitud son requeridas para que el servidor las cumpla.</text:p>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GTactagi</meta:initial-creator>
    <meta:creation-date>2024-08-14T14:32:15.225000000</meta:creation-date>
    <dc:date>2024-08-14T14:32:36.805000000</dc:date>
    <dc:creator>GTactagi</dc:creator>
    <meta:editing-duration>PT21S</meta:editing-duration>
    <meta:editing-cycles>1</meta:editing-cycles>
    <meta:document-statistic meta:table-count="0" meta:image-count="0" meta:object-count="0" meta:page-count="7" meta:paragraph-count="147" meta:word-count="2265" meta:character-count="13900" meta:non-whitespace-character-count="11793"/>
    <meta:generator>LibreOffice/7.4.5.1$Windows_X86_64 LibreOffice_project/9c0871452b3918c1019dde9bfac75448afc4b57f</meta:generator>
  </office:meta>
</office:document-meta>
</file>